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Gothic" svg:font-family="'Century Gothic'" style:font-family-generic="swiss"/>
    <style:font-face style:name="Century Gothic1" svg:font-family="'Century Gothic'"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style:writing-mode="lr-tb"/>
      <style:text-properties style:font-name="Century Gothic1" fo:language="ca" fo:country="ES" officeooo:rsid="00249917" officeooo:paragraph-rsid="0028b1cf"/>
    </style:style>
    <style:style style:name="P2" style:family="paragraph" style:parent-style-name="Standard">
      <style:paragraph-properties style:writing-mode="lr-tb"/>
      <style:text-properties style:font-name="Century Gothic1" fo:language="ca" fo:country="ES" officeooo:rsid="002987df" officeooo:paragraph-rsid="0028b1cf"/>
    </style:style>
    <style:style style:name="P3" style:family="paragraph" style:parent-style-name="Text_20_body">
      <style:paragraph-properties style:writing-mode="lr-tb"/>
      <style:text-properties style:font-name="Century Gothic1" fo:language="ca" fo:country="ES" officeooo:rsid="00249917" officeooo:paragraph-rsid="0028b1cf"/>
    </style:style>
    <style:style style:name="T1" style:family="text">
      <style:text-properties officeooo:rsid="002987df"/>
    </style:style>
    <style:style style:name="T2" style:family="text">
      <style:text-properties officeooo:rsid="002a27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nv<text:span text:style-name="T2">inguts a tots i a totes,</text:span></text:p>
      <text:p text:style-name="P1"/>
      <text:p text:style-name="P3">Seguint la línia de gestió establerta per l'Ajuntament de Maó, ens complau comunicar que el Servei de Recaptació ha fixat un termini fins al mes d'abril per al pagament del rebut de l'Impost de Béns Immobles (IBI) corresponent a l'exercici actual.</text:p>
      <text:p text:style-name="Text_20_body">Els usuaris afectats podran efectuar el pagament de manera presencial a les oficines del Servei de Recaptació o bé a través de la plataforma online. Recordem que, un cop transcorregut aquest termini, es podran iniciar els procediments corresponents per a la recaptació executiva.</text:p>
      <text:p text:style-name="Text_20_body">Agraïm la vostra col·laboració.</text:p>
      <text:p text:style-name="Text_20_body">Cordialment,</text:p>
      <text:p text:style-name="P2"/>
      <text:p text:style-name="P1">Servei de Recaptació <text:s/></text:p>
      <text:p text:style-name="P1">Ajuntament de Maó <text:s/></text:p>
      <text:p text:style-name="P1"><text:span text:style-name="T2">11</text:span><text:span text:style-name="T1">/</text:span><text:span text:style-name="T2">12</text:span><text:span text:style-name="T1">/2024</text:span>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Gothic" svg:font-family="'Century Gothic'" style:font-family-generic="swiss"/>
    <style:font-face style:name="Century Gothic1" svg:font-family="'Century Gothic'"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entury Gothic"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entury Gothic"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entury Gothic" fo:font-family="'Century Gothic'" style:font-family-generic="swiss"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entury Gothic" fo:font-family="'Century Gothic'" style:font-family-generic="swis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entury Gothic" fo:font-family="'Century Gothic'" style:font-family-generic="swis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entury Gothic" fo:font-family="'Century Gothic'" style:font-family-generic="swiss" style:font-size-asian="12pt" style:font-name-complex="Noto Sans" style:font-family-complex="'Noto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08:11:53.313535685</meta:creation-date>
    <dc:date>2024-12-11T12:44:40.311921862</dc:date>
    <meta:editing-duration>PT1H13M6S</meta:editing-duration>
    <meta:editing-cycles>9</meta:editing-cycles>
    <meta:generator>LibreOffice/24.2.6.2$Linux_X86_64 LibreOffice_project/420$Build-2</meta:generator>
    <meta:document-statistic meta:table-count="0" meta:image-count="0" meta:object-count="0" meta:page-count="1" meta:paragraph-count="8" meta:word-count="102" meta:character-count="650" meta:non-whitespace-character-count="550"/>
  </office:meta>
</office:document-meta>
</file>